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6.298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237cm" svg:height="1.27cm" svg:x="4.994cm" svg:y="1cm">
          <draw:text-box>
            <text:p><text:span text:style-name="T1">Machine code format for INC, DEC</text:span> </text:p>
          </draw:text-box>
        </draw:frame>
        <draw:custom-shape draw:style-name="gr2" draw:text-style-name="P2" draw:layer="layout" svg:width="2.54cm" svg:height="1.905cm" svg:x="3.519cm" svg:y="2.884cm">
          <text:p text:style-name="P1"><text:span text:style-name="T1">0x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905cm" svg:x="10.504cm" svg:y="2.884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1.905cm" svg:x="11.774cm" svg:y="2.884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905cm" svg:x="12.409cm" svg:y="2.884cm">
          <text:p text:style-name="P1"><text:span text:style-name="T1">r1</text:span></text:p>
          <draw:enhanced-geometry svg:viewBox="0 0 21600 21600" draw:type="rectangle" draw:enhanced-path="M 0 0 L 21600 0 21600 21600 0 21600 0 0 Z N"/>
        </draw:custom-shape>
        <draw:frame draw:style-name="gr3" draw:layer="layout" svg:width="10.281cm" svg:height="0.962cm" svg:x="3.54cm" svg:y="1.943cm">
          <draw:text-box>
            <text:p><text:span text:style-name="T1">15 <text:s text:c="10"/>12 11 <text:s text:c="13"/>8 <text:s/>7 <text:s text:c="8"/>5 <text:s/>4 <text:s text:c="5"/>3 <text:s/>2 <text:s text:c="2"/>1 <text:s text:c="2"/>0</text:span> </text:p>
          </draw:text-box>
        </draw:frame>
        <draw:custom-shape draw:style-name="gr2" draw:text-style-name="P2" draw:layer="layout" svg:width="2.54cm" svg:height="1.905cm" svg:x="6.059cm" svg:y="2.884cm">
          <text:p text:style-name="P1"><text:span text:style-name="T1">ALU</text:span></text:p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84cm" svg:height="1.905cm" svg:x="8.62cm" svg:y="2.884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6.5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hmet </meta:initial-creator>
    <meta:creation-date>2014-06-20T18:15:34</meta:creation-date>
    <dc:date>2014-06-28T05:28:46</dc:date>
    <dc:creator>mehmet </dc:creator>
    <meta:editing-duration>PT1H35M28S</meta:editing-duration>
    <meta:editing-cycles>11</meta:editing-cycles>
    <meta:generator>LibreOffice/3.5$Linux_X86_64 LibreOffice_project/350m1$Build-2</meta:generator>
    <meta:document-statistic meta:object-count="8"/>
  </office:meta>
</office:document-meta>
</file>